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4.623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2" draw:layer="layout" svg:width="18.4cm" svg:height="15.893cm" svg:x="1.4cm" svg:y="1.373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3" draw:text-style-name="P3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4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5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4cm" svg:height="0.8cm" svg:x="7.902cm" svg:y="24.001cm">
          <text:p text:style-name="P7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2.4cm" svg:height="0.8cm" svg:x="12.702cm" svg:y="19.001cm">
          <text:p text:style-name="P7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17.099cm" svg:height="6.105cm" svg:x="1.95cm" svg:y="1.3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draw:style-name="gr3" draw:text-style-name="P3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1" draw:text-style-name="P2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2" draw:text-style-name="P13" draw:layer="layout" svg:width="11.637cm" svg:height="8.783cm" svg:x="1.2cm" svg:y="8.417cm">
          <draw:text-box>
            <text:p text:style-name="P12">Sus hijos serán como el, un tablero con una ficha.</text:p>
            <text:p text:style-name="P12">Pero no deben ser iguales, </text:p>
            <text:p text:style-name="P12">así que la ficha estará en otra posición.</text:p>
            <text:p text:style-name="P12"/>
            <text:p text:style-name="P12">Digamos que la ficha solo puede moverse una casilla en cada generación </text:p>
            <text:p text:style-name="P12">En cualquier dirección, pero solo una casilla.</text:p>
            <text:p/>
          </draw:text-box>
        </draw:frame>
        <draw:frame draw:style-name="gr4" draw:text-style-name="P4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4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4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4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3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" draw:text-style-name="P2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4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5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4cm" svg:height="0.8cm" svg:x="7.9cm" svg:y="20.6cm">
          <text:p text:style-name="P7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2.4cm" svg:height="0.8cm" svg:x="12.7cm" svg:y="15.6cm">
          <text:p text:style-name="P7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2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3" draw:text-style-name="P3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4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3" draw:text-style-name="P3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4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6" draw:text-style-name="P15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6" draw:text-style-name="P16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3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17" draw:text-style-name="P14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18" draw:text-style-name="P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6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4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6" draw:text-style-name="P15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6" draw:text-style-name="P16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3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2" draw:text-style-name="P14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18" draw:text-style-name="P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6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3" draw:text-style-name="P3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3" draw:text-style-name="P4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6" draw:text-style-name="P15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6" draw:text-style-name="P16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3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2" draw:text-style-name="P14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18" draw:text-style-name="P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6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6" draw:text-style-name="P15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4" draw:text-style-name="P2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3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1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5" draw:text-style-name="P2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6" draw:text-style-name="P2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27" draw:text-style-name="P14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09-06T17:27:05.088000000</dc:date>
    <meta:editing-duration>PT2H54M46S</meta:editing-duration>
    <meta:editing-cycles>39</meta:editing-cycles>
    <meta:generator>LibreOffice/7.3.5.2$Windows_X86_64 LibreOffice_project/184fe81b8c8c30d8b5082578aee2fed2ea847c01</meta:generator>
    <meta:document-statistic meta:object-count="137"/>
  </office:meta>
</office:document-meta>
</file>